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right"/>
    </style:style>
  </office:automatic-styles>
  <office:body>
    <office:text>
      <text:p text:style-name="P1"><text:span text:style-name="T1">Le</text:span><text:span text:style-name="T2">śne owoce</text:span></text:p>
      <text:p text:style-name="P2"><text:span text:style-name="T3">Rozpoczyna</text:span><text:span text:style-name="T4">ł się długi weekend, a Jaś i Staś nie mieli już pomysł</text:span><text:span text:style-name="T5">ów na zaj</text:span><text:span text:style-name="T6">ęcie tego nadmiaru wolnego czasu. Dzień był słoneczny i ciepły więc koledzy postanowili się trochę zrelaksować na łonie natury. Zaprosili kilku przyjaci</text:span><text:span text:style-name="T7">ó</text:span><text:span text:style-name="T8">ł i wybrali się grupą do pobliskiego lasu. Gdy tylko natknęli sie na polanę, postanowili urządzić tam sobie ognisko "z prawdziwego zdarzenia". Niestety po jakimś czasie leśna impreza zaczęła wymykać się z pod kontroli, ponieważ chłopcy przestali najwyraźniej myśleć trzeźwo. Marek, niezbyt rozgarnięty kolega Stasia, uznał że zorganizuje sobie deser i znikł w zaroślach w poszukiwaniu jag</text:span><text:span text:style-name="T9">ód. Na jego nieszcz</text:span><text:span text:style-name="T10">ęście owoce, k</text:span><text:span text:style-name="T11">órymi zaspokoi</text:span><text:span text:style-name="T12">ł sw</text:span><text:span text:style-name="T13">ój apetyt nie by</text:span><text:span text:style-name="T14">ły jadalne. Miały natomiast specyficzne właściwości. Nie minęło zbyt dużo czasu i koledzy ujrzeli, a przede wszystkim us</text:span><text:span text:style-name="T15">łyszeli</text:span><text:span text:style-name="T16"><text:s/>Marka wrzeszczącego w niebogłosy. Okazało się że te leśne owoce powodują halucynacje, a kolega Stasia zjadł ich naprawdę dużo. Po tej wyprawie każdy z koleg</text:span><text:span text:style-name="T17">ów wiedzia</text:span><text:span text:style-name="T18">ł już dlaczego nie wolno jeść nieznanych leśnych owoc</text:span><text:span text:style-name="T19">ów.</text:span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3"><text:span text:style-name="T21">Katarzyna Gospodarek</text:span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